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30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31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32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33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34" style:family="graphic">
      <style:graphic-properties svg:stroke-color="#99ccff" draw:fill="solid" draw:fill-color="#b7996d" draw:textarea-horizontal-align="justify" draw:textarea-vertical-align="middle" draw:auto-grow-height="false"/>
    </style:style>
    <style:style style:name="gr35" style:family="graphic">
      <style:graphic-properties svg:stroke-color="#83caff" draw:fill="solid" draw:fill-color="#83caff" draw:textarea-horizontal-align="justify" draw:textarea-vertical-align="middle" draw:auto-grow-height="false"/>
    </style:style>
    <style:style style:name="gr36" style:family="graphic">
      <style:graphic-properties svg:stroke-color="#ccffff"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8.0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5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5.0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5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2.0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5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9cm" svg:height="37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9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7cm" svg:height="7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63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1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9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87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9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55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63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1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9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87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95cm" svg:y="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55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63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1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9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87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95cm" svg:y="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63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1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9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87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9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55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63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1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9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87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95cm" svg:y="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55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63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1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9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87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95cm" svg:y="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37cm" svg:x="104cm" svg:y="3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9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9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9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4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5cm" svg:height="3cm" svg:x="87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32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Разметка" svg:width="52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50cm" svg:height="37cm" svg:x="54cm" svg:y="3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50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5" draw:text-style-name="P1" draw:layer="Разметка" svg:width="6cm" svg:height="6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6cm" svg:height="4cm" svg:x="55cm" svg:y="41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103cm" svg:y="23cm" svg:viewBox="0 0 13000 6000" svg:d="m7000 0c-4667 0-2333 0-7000 0 0 1000 0 2000 0 3000 1700 0 3000 1300 3000 3000 500 0 6667 0 10000 0 0-3400-2600-6000-6000-6000z">
          <text:p/>
        </draw:path>
        <draw:custom-shape draw:style-name="gr27" draw:text-style-name="P1" draw:layer="layout" svg:width="6cm" svg:height="6cm" svg:x="62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62cm" svg:y="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cm" svg:height="6cm" svg:x="69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69cm" svg:y="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cm" svg:height="6cm" svg:x="76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76cm" svg:y="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cm" svg:height="6cm" svg:x="83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83cm" svg:y="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cm" svg:height="6cm" svg:x="90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90cm" svg:y="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cm" svg:height="6cm" svg:x="97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97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06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06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06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06cm" svg:y="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2T19:50:05.125000000</dc:date>
    <meta:editing-duration>PT17H31M4S</meta:editing-duration>
    <meta:editing-cycles>97</meta:editing-cycles>
    <meta:generator>LibreOffice/4.1.0.4$Windows_x86 LibreOffice_project/89ea49ddacd9aa532507cbf852f2bb22b1ace28</meta:generator>
    <meta:document-statistic meta:object-count="545"/>
  </office:meta>
</office:document-meta>
</file>